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195e80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1a6480" style:language-asian="zxx" style:country-asian="none" style:language-complex="zxx" style:country-complex="none"/>
    </style:style>
    <style:style style:name="P7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9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T1" style:family="text">
      <style:text-properties officeooo:rsid="0012a8d8"/>
    </style:style>
    <style:style style:name="T2" style:family="text">
      <style:text-properties officeooo:rsid="0012e152"/>
    </style:style>
    <style:style style:name="T3" style:family="text">
      <style:text-properties officeooo:rsid="001490ef"/>
    </style:style>
    <style:style style:name="T4" style:family="text">
      <style:text-properties fo:language="en" fo:country="US" officeooo:rsid="001b43a1"/>
    </style:style>
    <style:style style:name="T5" style:family="text">
      <style:text-properties officeooo:rsid="00195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7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7">A list of commands, flags, and directives, and their General meaning.</text:p>
      <text:p text:style-name="P2"/>
      <text:p text:style-name="P9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2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CCADD – code (14) increases the value in the battery by the selected number of units.</text:p>
      <text:p text:style-name="P3">ACCSUBT – code (15) reduces the value in the battery by the selected number of units.</text:p>
      <text:p text:style-name="P3">CMP – code (16) comparison of register values.</text:p>
      <text:p text:style-name="P3">INPUT – code (18) enter values using the keyboard.</text:p>
      <text:p text:style-name="P3">ACCMULT – code (19) multiplication of the <text:span text:style-name="T2">accumulator</text:span>.</text:p>
      <text:p text:style-name="P3">ACCDIV – code (20) <text:span text:style-name="T2">accumulator</text:span> division.</text:p>
      <text:p text:style-name="P3">PUSH code (200) add a new item to the stack.</text:p>
      <text:p text:style-name="P3">EJECT – code (201) extract an element from the stack.</text:p>
      <text:p text:style-name="P3">SUM – code (202) sum of the values of the stack.</text:p>
      <text:p text:style-name="P3">OUTPUT – code (203) the output of the head stack element.</text:p>
      <text:p text:style-name="P2"/>
      <text:p text:style-name="P8"><text:span text:style-name="T1">Flags</text:span>:</text:p>
      <text:p text:style-name="P3">STDI – code (1) indicates that the data is a number</text:p>
      <text:p text:style-name="P3">STDA – code (2) indicates that the data is a register address</text:p>
      <text:p text:style-name="P3">STDC – code (3) indicates that the data is the address of the register in which the ASCII code of the character is located.</text:p>
      <text:p text:style-name="P3">CWR – code (4) indicates that the data is an ASCII character code.</text:p>
      <text:p text:style-name="P3">VWR – code (5) indicates that the data is a number.</text:p>
      <text:p text:style-name="P3">ALL – code (6) indicates that the command applies to the entire code.</text:p>
      <text:p text:style-name="P3">ACC – code (7) indicates that the command is applied to the <text:span text:style-name="T2">accumulator</text:span>.</text:p>
      <text:p text:style-name="P4">NUM – code (300) indicates that the data is a number from the head of the stack.</text:p>
      <text:p text:style-name="P4">SYM – code (302) indicates that the data is a symbol from the head of the stack.</text:p>
      <text:p text:style-name="P5">STACK <text:s/>– code (108) indicates that the data is the head of the stack.</text:p>
      <text:p text:style-name="P6">GZ – code (400) implements the &gt; operator.</text:p>
      <text:p text:style-name="P6">GEZ – code (401) implements the &gt;=operator.</text:p>
      <text:p text:style-name="P6">EZ – code (402) implements the =operator.</text:p>
      <text:p text:style-name="P6">LZ – code (403) implements the &lt; operator.</text:p>
      <text:p text:style-name="P6">LEZ – code (404) implements the &lt;=operator.</text:p>
      <text:p text:style-name="P6">INF – code (405) indicates an unconditional transition.</text:p>
      <text:p text:style-name="P2"><text:soft-page-break/></text:p>
      <text:p text:style-name="P8">Directives:</text:p>
      <text:p text:style-name="P3">JPT – code (6) creates a label.</text:p>
      <text:p text:style-name="P3">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QUIT – code (12) terminates the program.</text:p>
      <text:p text:style-name="P3">CLEAR – code (13) erase the program code from the memory.</text:p>
      <text:p text:style-name="P3">GOBACK – code (17) returns the program execution to the initial point.</text:p>
      <text:p text:style-name="P3">END – code (3070) end of the program.</text:p>
      <text:p text:style-name="P2"/>
      <text:p text:style-name="P7">Instructions and their meaning:</text:p>
      <text:p text:style-name="P2"/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>[PRC] [ACC] [STACK] – copy the value of the head element of the stack to the <text:span text:style-name="T5">accumulator</text:span>.</text:p>
      <text:p text:style-name="P2">[P<text:span text:style-name="T5">R</text:span>C] [STACK] [<text:span text:style-name="T5">ACC</text:span>] – copy the value from the <text:span text:style-name="T5">accumulator</text:span> to the head of the stack.</text:p>
      <text:p text:style-name="P2"/>
      <text:p text:style-name="P2">[GJP] [addr] [op1] [mark] – go to mark if the value at addr when compared to zero using op1 operator is true. addr is either a <text:span text:style-name="T4">accumulator</text:span> or a stack or a register. Example: GJP GZ ACC 1.</text:p>
      <text:p text:style-name="P2">[JPT] [N] [nil] – define label with number N.</text:p>
      <text:p text:style-name="P2"/>
      <text:p text:style-name="P3">[PUT] [VALUE] [TYPE] – display VALUE (ACC, STACK, register address) as of type (STDI, STDC, CWR, VWR)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[CLEAR] [ALL] [nil] – erases all program code before calling CLEAR.</text:p>
      <text:p text:style-name="P3">[CLEAR] [N] [nil] – erases a specific memory location.</text:p>
      <text:p text:style-name="P2"/>
      <text:p text:style-name="P3">[ACCADD] [STDI] [nil] – increase the battery value by 1.</text:p>
      <text:p text:style-name="P2">[ACCADD] [STDA] [N] — an addition to the value of the accumulator register value N, N has the following form: RC, where R is the register number R &gt;= 1, C is the number of the cells of register C &gt;= 0.</text:p>
      <text:p text:style-name="P3"><text:soft-page-break/>[ACCADD] [VWR] [N] - add the number N to the value in the <text:span text:style-name="T2">accumulator.</text:span> </text:p>
      <text:p text:style-name="P2"/>
      <text:p text:style-name="P3">[ACCSUBT] [STDI] [nil] – decrease the <text:span text:style-name="T2">accumulator</text:span> value by 1.</text:p>
      <text:p text:style-name="P2">[ACCSUBT] [STDA] [N] — subtracting from the value of the accumulator register value N, N has the following form: RC, where R is the register number R &gt;= 1, C is the number of the cells of register C &gt;= 0.</text:p>
      <text:p text:style-name="P2">[AC<text:span text:style-name="T2">C</text:span>SUBST] [<text:span text:style-name="T2">VWR</text:span>] [N] - subtraction of the number <text:span text:style-name="T2">N</text:span> from the <text:span text:style-name="T2">accumulator</text:span> value.</text:p>
      <text:p text:style-name="P2"/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ADDR] [TYPE] – enter values from the keyboard, ADDR is the storage location entered (ACC, STACK, register address), type – type of input (STDI, STDC).</text:p>
      <text:p text:style-name="P3"/>
      <text:p text:style-name="P3">[AC<text:span text:style-name="T3">C</text:span>MULT] [STD<text:span text:style-name="T3">A</text:span>] [N] — multiply the value of the accumulator to the value of the register N, N has the following form: RC, where R is the register number R &gt;= 1, C is the number of the cells of register C &gt;= 0.</text:p>
      <text:p text:style-name="P3">[[ACC<text:span text:style-name="T3">MULT</text:span>] [V<text:span text:style-name="T3">W</text:span>R] [N] — multiply the value of the accumulator by the number N.</text:p>
      <text:p text:style-name="P3"/>
      <text:p text:style-name="P3">[AC<text:span text:style-name="T3">CD</text:span>IV] [STD<text:span text:style-name="T3">A</text:span>] [N] — divide the value of the accumulator to the value of the register N, N has the following form: RC, where R is the register number R &gt;= 1, C is the number of the cells of register C &gt;= 0.</text:p>
      <text:p text:style-name="P3">[ACC<text:span text:style-name="T3">DIV</text:span>] [V<text:span text:style-name="T3">W</text:span>R] [N] - division of register value by N.</text:p>
      <text:p text:style-name="P3"/>
      <text:p text:style-name="P3">[PUSH] [N] [nil] – add value n to stack head.</text:p>
      <text:p text:style-name="P3">[EJECT] [nil] [nil] – extract the head element from the stack.</text:p>
      <text:p text:style-name="P3">[SUM] [nil] [nil] – is the sum of the values of the stack.</text:p>
      <text:p text:style-name="P3">[OUTPUT] [NUM] [nil] – output to the screen of the head element of the stack as numbers.</text:p>
      <text:p text:style-name="P3">[[OUTPUT] [SUM] [nil] – displays the head of the stack as a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4-26T20:02:22.257000000</dc:date>
    <meta:editing-duration>PT20M</meta:editing-duration>
    <meta:editing-cycles>11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1" meta:word-count="1209" meta:character-count="6629" meta:non-whitespace-character-count="5435"/>
  </office:meta>
</office:document-meta>
</file>